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9A000001472CCCA48BAF671AA0.png" manifest:media-type="image/png"/>
  <manifest:file-entry manifest:full-path="Pictures/1000500100000BD10000192181E180F9B6E0BFEC.svg" manifest:media-type="image/svg+xml"/>
  <manifest:file-entry manifest:full-path="Pictures/200000C60000138E0000083CE52552DECE13B6F4.wmf" manifest:media-type="image/x-wmf"/>
  <manifest:file-entry manifest:full-path="Pictures/2000003500000BB80000178B8464FC57EA41119C.wmf" manifest:media-type="image/x-wmf"/>
  <manifest:file-entry manifest:full-path="Pictures/10000201000004B00000032259D7D48E9C9FB6E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fill-color="#ffffff" draw:textarea-vertical-align="middle"/>
    </style:style>
    <style:style style:name="gr3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737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svg:stroke-color="#000000" draw:fill="none" draw:fill-color="#ffffff" fo:min-height="0.869cm"/>
    </style:style>
    <style:style style:name="gr8" style:family="graphic" style:parent-style-name="standard">
      <style:graphic-properties draw:stroke="dash" draw:stroke-dash="Ultrafine_20_Dotted_20__28_var_29_" svg:stroke-width="0.159cm" svg:stroke-color="#f5822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Ari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000000" style:font-name="Arial" fo:font-size="22pt" style:font-size-asian="22pt" style:font-size-complex="22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color="#000000" style:font-name="Arial" fo:font-size="22pt" style:font-size-asian="22pt" style:font-size-complex="22pt"/>
    </style:style>
    <style:style style:name="T1" style:family="text">
      <style:text-properties fo:color="#000000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2.24cm" svg:y="3.911cm">
          <draw:image xlink:href="Pictures/10000201000004B00000032259D7D48E9C9FB6EC.png" xlink:type="simple" xlink:show="embed" xlink:actuate="onLoad">
            <text:p/>
          </draw:image>
        </draw:frame>
        <draw:polygon draw:style-name="gr2" draw:text-style-name="P2" draw:layer="layout" svg:width="2.699cm" svg:height="3.299cm" svg:x="11.2cm" svg:y="9.1cm" svg:viewBox="0 0 2700 3300" draw:points="0,400 800,0 2700,3000 1900,3300">
          <text:p/>
        </draw:polygon>
        <draw:path draw:style-name="gr3" draw:text-style-name="P3" draw:layer="layout" svg:width="17.108cm" svg:height="0.097cm" draw:transform="rotate (-0.925548102332593) translate (7.442cm 4.154cm)" svg:viewBox="0 0 17109 98" svg:d="M0 0c11640 0 17109 98 17109 98">
          <text:p/>
        </draw:path>
        <draw:frame draw:style-name="gr4" draw:text-style-name="P4" draw:layer="layout" svg:width="0.69cm" svg:height="1.4cm" svg:x="17.461cm" svg:y="13.949cm">
          <draw:image xlink:href="Pictures/2000003500000BB80000178B8464FC57EA41119C.wmf" xlink:type="simple" xlink:show="embed" xlink:actuate="onLoad">
            <text:p/>
          </draw:image>
        </draw:frame>
        <draw:frame draw:style-name="gr5" draw:text-style-name="P6" draw:layer="layout" svg:width="3.5cm" svg:height="1.987cm" svg:x="18.037cm" svg:y="11.784cm">
          <draw:text-box>
            <text:p text:style-name="P5"><text:span text:style-name="T1">Schaf-gässlein</text:span></text:p>
          </draw:text-box>
        </draw:frame>
        <draw:frame draw:style-name="gr5" draw:text-style-name="P8" draw:layer="layout" svg:width="3.641cm" svg:height="1.987cm" svg:x="3.062cm" svg:y="9.196cm">
          <draw:text-box>
            <text:p text:style-name="P7"><text:span text:style-name="T1">Wild Ma-Gässli</text:span></text:p>
          </draw:text-box>
        </draw:frame>
        <draw:frame draw:style-name="gr6" draw:text-style-name="P3" draw:layer="layout" svg:width="1.058cm" svg:height="0.445cm" draw:transform="rotate (-0.927293431584588) translate (7.699cm 5.483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5cm" draw:transform="rotate (-0.907571211037051) translate (8.308cm 6.314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5cm" draw:transform="rotate (2.2146482878556) translate (16.473cm 14.657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5cm" draw:transform="rotate (2.25391819602548) translate (17.176cm 15.521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5cm" draw:transform="rotate (-0.907571211037051) translate (10.69cm 9.362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5cm" draw:transform="rotate (-0.907571211037051) translate (13.883cm 13.555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5cm" draw:transform="rotate (-0.907571211037051) translate (14.569cm 14.383cm)">
          <draw:image xlink:href="Pictures/200000C60000138E0000083CE52552DECE13B6F4.wmf" xlink:type="simple" xlink:show="embed" xlink:actuate="onLoad">
            <text:p/>
          </draw:image>
        </draw:frame>
        <draw:frame draw:style-name="gr7" draw:text-style-name="P8" draw:layer="layout" svg:width="4.7cm" svg:height="1.119cm" svg:x="12.938cm" svg:y="8.9cm">
          <draw:text-box>
            <text:p text:style-name="P7"><text:span text:style-name="T1">Rheingasse</text:span></text:p>
          </draw:text-box>
        </draw:frame>
        <draw:frame draw:style-name="gr6" draw:text-style-name="P3" draw:layer="layout" svg:width="1.058cm" svg:height="0.445cm" draw:transform="rotate (-0.907571211037051) translate (9.386cm 7.679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5cm" draw:transform="rotate (-0.907571211037051) translate (13.26cm 12.734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5cm" draw:transform="rotate (-0.907571211037051) translate (12.616cm 11.881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5cm" draw:transform="rotate (-0.907571211037051) translate (11.982cm 11.05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5cm" draw:transform="rotate (-0.907571211037051) translate (11.349cm 10.207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5cm" draw:transform="rotate (-0.907571211037051) translate (10.028cm 8.5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5cm" draw:transform="rotate (2.2146482878556) translate (15.84cm 13.819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4cm" draw:transform="rotate (2.23349784377714) translate (15.231cm 12.988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4cm" draw:transform="rotate (2.23349784377714) translate (12.639cm 9.591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4cm" draw:transform="rotate (2.23349784377714) translate (14.573cm 12.144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4cm" draw:transform="rotate (2.23349784377714) translate (13.943cm 11.274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4cm" draw:transform="rotate (2.23349784377714) translate (10.297cm 6.63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4cm" draw:transform="rotate (2.23349784377714) translate (11.347cm 7.903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4cm" draw:transform="rotate (2.23349784377714) translate (11.98cm 8.746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4cm" draw:transform="rotate (2.23349784377714) translate (13.301cm 10.453cm)">
          <draw:image xlink:href="Pictures/200000C60000138E0000083CE52552DECE13B6F4.wmf" xlink:type="simple" xlink:show="embed" xlink:actuate="onLoad">
            <text:p/>
          </draw:image>
        </draw:frame>
        <draw:line draw:style-name="gr8" draw:text-style-name="P1" draw:layer="layout" svg:x1="10.784cm" svg:y1="6.526cm" svg:x2="8.863cm" svg:y2="7.648cm">
          <text:p/>
        </draw:line>
        <draw:frame draw:style-name="gr4" draw:text-style-name="P3" draw:layer="layout" svg:width="0.66cm" svg:height="1.4cm" svg:x="10.805cm" svg:y="5.386cm">
          <draw:image xlink:href="Pictures/1000500100000BD10000192181E180F9B6E0BFEC.svg" xlink:type="simple" xlink:show="embed" xlink:actuate="onLoad">
            <text:p/>
          </draw:image>
          <draw:image xlink:href="Pictures/100002010000009A000001472CCCA48BAF671AA0.png" xlink:type="simple" xlink:show="embed" xlink:actuate="onLoad"/>
        </draw:frame>
        <draw:frame draw:style-name="gr4" draw:text-style-name="P3" draw:layer="layout" svg:width="0.66cm" svg:height="1.4cm" svg:x="8.022cm" svg:y="6.395cm">
          <draw:image xlink:href="Pictures/1000500100000BD10000192181E180F9B6E0BFEC.svg" xlink:type="simple" xlink:show="embed" xlink:actuate="onLoad">
            <text:p/>
          </draw:image>
          <draw:image xlink:href="Pictures/100002010000009A000001472CCCA48BAF671AA0.png" xlink:type="simple" xlink:show="embed" xlink:actuate="onLoad"/>
        </draw:frame>
        <draw:frame draw:style-name="gr6" draw:text-style-name="P3" draw:layer="layout" svg:width="1.058cm" svg:height="0.444cm" draw:transform="rotate (2.23349784377714) translate (9.688cm 5.842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4cm" draw:transform="rotate (2.23349784377714) translate (9.019cm 4.995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5cm" draw:transform="rotate (-0.927293431584588) translate (7.068cm 4.657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5cm" draw:transform="rotate (-0.927293431584588) translate (6.459cm 3.87cm)">
          <draw:image xlink:href="Pictures/200000C60000138E0000083CE52552DECE13B6F4.wmf" xlink:type="simple" xlink:show="embed" xlink:actuate="onLoad">
            <text:p/>
          </draw:image>
        </draw:frame>
        <draw:frame draw:style-name="gr6" draw:text-style-name="P3" draw:layer="layout" svg:width="1.058cm" svg:height="0.445cm" draw:transform="rotate (-0.907571211037051) translate (15.181cm 15.132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4" draw:layer="layout" svg:width="0.69cm" svg:height="1.4cm" svg:x="14.823cm" svg:y="15.268cm">
          <draw:image xlink:href="Pictures/2000003500000BB80000178B8464FC57EA41119C.wmf" xlink:type="simple" xlink:show="embed" xlink:actuate="onLoad">
            <text:p/>
          </draw:image>
        </draw:frame>
        <draw:line draw:style-name="gr8" draw:text-style-name="P1" draw:layer="layout" svg:x1="17.558cm" svg:y1="15.741cm" svg:x2="15.637cm" svg:y2="16.8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7:35:10.055871720</meta:creation-date>
    <dc:date>2020-02-25T07:30:36.290687839</dc:date>
    <meta:editing-duration>PT15H36M42S</meta:editing-duration>
    <meta:editing-cycles>10</meta:editing-cycles>
    <meta:generator>LibreOffice/5.4.5.1$MacOSX_X86_64 LibreOffice_project/79c9829dd5d8054ec39a82dc51cd9eff340dbee8</meta:generator>
    <meta:document-statistic meta:object-count="39"/>
  </office:meta>
</office:document-meta>
</file>